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d8d6" officeooo:paragraph-rsid="0002d8d6"/>
    </style:style>
    <style:style style:name="P2" style:family="paragraph" style:parent-style-name="Standard">
      <style:text-properties style:font-name="Droid Sans" officeooo:rsid="0002d8d6" officeooo:paragraph-rsid="0002d8d6"/>
    </style:style>
    <style:style style:name="P3" style:family="paragraph" style:parent-style-name="Standard">
      <style:paragraph-properties fo:text-align="start" style:justify-single-word="false"/>
      <style:text-properties style:font-name="Droid Sans" officeooo:rsid="0002d8d6" officeooo:paragraph-rsid="0002d8d6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4pt" officeooo:rsid="0002d8d6" officeooo:paragraph-rsid="0002d8d6" style:font-size-asian="14pt" style:font-size-complex="14pt"/>
    </style:style>
    <style:style style:name="P5" style:family="paragraph" style:parent-style-name="Standard">
      <style:text-properties style:font-name="Droid Sans" officeooo:rsid="0005675f" officeooo:paragraph-rsid="0005675f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style="normal" officeooo:rsid="0009e52b" officeooo:paragraph-rsid="0009e52b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Droid Sans" fo:font-size="11pt" fo:font-style="italic" officeooo:rsid="0005675f" officeooo:paragraph-rsid="00074098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1pt" fo:font-style="italic" officeooo:rsid="0005675f" officeooo:paragraph-rsid="0007f2bd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1pt" fo:font-style="italic" officeooo:rsid="0005675f" officeooo:paragraph-rsid="00089576" style:font-size-asian="9.60000038146973pt" style:font-style-asian="italic" style:font-size-complex="11pt" style:font-style-complex="italic"/>
    </style:style>
    <style:style style:name="P10" style:family="paragraph" style:parent-style-name="Standard">
      <style:text-properties style:font-name="Droid Sans" fo:font-size="11pt" fo:font-style="normal" officeooo:rsid="0005675f" officeooo:paragraph-rsid="0005675f" style:font-size-asian="9.60000038146973pt" style:font-style-asian="normal" style:font-size-complex="11pt" style:font-style-complex="normal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letter-spacing="normal" fo:font-style="normal" fo:font-weight="normal" officeooo:paragraph-rsid="0002d8d6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5675f" officeooo:paragraph-rsid="0007f2bd" style:font-size-asian="10pt" style:font-style-asian="italic" style:font-size-complex="10pt" style:font-style-complex="italic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5675f" officeooo:paragraph-rsid="00089576" style:font-size-asian="10pt" style:font-style-asian="italic" style:font-size-complex="10pt" style:font-style-complex="italic"/>
    </style:style>
    <style:style style:name="P17" style:family="paragraph" style:parent-style-name="Preformatted_20_Text">
      <style:paragraph-properties fo:orphans="2" fo:widows="2"/>
    </style:style>
    <style:style style:name="P1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Droid Sans" fo:font-size="10pt" fo:font-style="normal" officeooo:rsid="0009e52b" officeooo:paragraph-rsid="0009e52b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0pt" fo:font-style="normal" officeooo:rsid="000b91bd" officeooo:paragraph-rsid="000b91bd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Droid Sans" fo:font-size="10pt" fo:font-style="normal" officeooo:rsid="000f4407" officeooo:paragraph-rsid="000f4407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Droid Sans" fo:font-size="11pt" fo:font-style="italic" officeooo:rsid="0005675f" officeooo:paragraph-rsid="000b91bd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Droid Sans" fo:font-size="10.5pt" fo:font-style="normal" officeooo:rsid="000b91bd" officeooo:paragraph-rsid="000b91bd" style:font-size-asian="10.5pt" style:font-style-asian="normal" style:font-size-complex="10.5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Droid Sans" fo:font-size="10.5pt" fo:font-style="normal" officeooo:rsid="000d6c34" officeooo:paragraph-rsid="000d6c34" style:font-size-asian="10.5pt" style:font-style-asian="normal" style:font-size-complex="10.5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Droid Sans" fo:font-size="10.5pt" fo:font-style="normal" officeooo:rsid="000e345d" officeooo:paragraph-rsid="000e345d" style:font-size-asian="10.5pt" style:font-style-asian="normal" style:font-size-complex="10.5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Droid Sans" fo:font-size="10.5pt" fo:font-style="normal" officeooo:rsid="000f4407" officeooo:paragraph-rsid="000f4407" style:font-size-asian="10.5pt" style:font-style-asian="normal" style:font-size-complex="10.5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Droid Sans" fo:font-size="10.5pt" fo:font-style="normal" officeooo:rsid="0009e52b" officeooo:paragraph-rsid="0009e52b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Droid Sans" fo:font-size="10.5pt" fo:font-style="normal" officeooo:rsid="0013178e" officeooo:paragraph-rsid="0013178e" style:font-size-asian="9.14999961853027pt" style:font-style-asian="normal" style:font-size-complex="10.5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Droid Sans" fo:font-size="10.5pt" fo:font-style="normal" officeooo:rsid="0013e174" officeooo:paragraph-rsid="0013e174" style:font-size-asian="9.14999961853027pt" style:font-style-asian="normal" style:font-size-complex="10.5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Droid Sans" officeooo:rsid="0002d8d6" officeooo:paragraph-rsid="0002d8d6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Droid Sans" fo:font-size="11pt" fo:letter-spacing="normal" fo:font-style="italic" fo:font-weight="normal" officeooo:rsid="0005675f" officeooo:paragraph-rsid="000f6ef9" style:font-size-asian="9.60000038146973pt" style:font-style-asian="italic" style:font-size-complex="11pt" style:font-style-complex="italic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4a43" fo:letter-spacing="normal" fo:font-style="normal" fo:font-weight="normal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roid Sans" fo:font-size="10.5pt" fo:letter-spacing="normal" fo:font-style="normal" fo:font-weight="normal" officeooo:rsid="00074098" officeooo:paragraph-rsid="0002d8d6" style:font-size-asian="10.5pt" style:font-size-complex="10.5pt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roid Sans" fo:font-size="10.5pt" fo:letter-spacing="normal" fo:font-style="normal" fo:font-weight="normal" officeooo:rsid="00074098" officeooo:paragraph-rsid="00074098" style:font-size-asian="10.5pt" style:font-size-complex="10.5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9e52b" officeooo:paragraph-rsid="0009e52b" style:font-size-asian="10pt" style:font-style-asian="normal" style:font-size-complex="10pt" style:font-style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f4407" officeooo:paragraph-rsid="000f4407" style:font-size-asian="10pt" style:font-style-asian="normal" style:font-size-complex="10pt" style:font-style-complex="normal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ff" fo:letter-spacing="normal" fo:font-style="normal" fo:font-weight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8000" fo:letter-spacing="normal" fo:font-style="normal" fo:font-weight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font-size="10.5pt" fo:letter-spacing="normal" fo:font-style="normal" fo:font-weight="normal" officeooo:paragraph-rsid="0002d8d6" style:font-size-asian="10.5pt" style:font-size-complex="10.5pt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font-size="10.5pt" fo:letter-spacing="normal" fo:font-style="normal" fo:font-weight="normal" officeooo:rsid="00074098" officeooo:paragraph-rsid="00074098" style:font-size-asian="10.5pt" style:font-size-complex="10.5pt"/>
    </style:style>
    <style:style style:name="P44" style:family="paragraph" style:parent-style-name="Preformatted_20_Text">
      <style:paragraph-properties fo:orphans="2" fo:widows="2"/>
    </style:style>
    <style:style style:name="P4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ff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roid Sans"/>
    </style:style>
    <style:style style:name="T3" style:family="text">
      <style:text-properties style:font-name="Droid Sans" fo:font-weight="bold" style:font-weight-asian="bold" style:font-weight-complex="bold"/>
    </style:style>
    <style:style style:name="T4" style:family="text">
      <style:text-properties fo:color="#004a43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40015a"/>
    </style:style>
    <style:style style:name="T7" style:family="text">
      <style:text-properties fo:font-style="normal" fo:font-weight="normal"/>
    </style:style>
    <style:style style:name="T8" style:family="text">
      <style:text-properties fo:color="#0000e6"/>
    </style:style>
    <style:style style:name="T9" style:family="text">
      <style:text-properties fo:color="#0000ff"/>
    </style:style>
    <style:style style:name="T10" style:family="text">
      <style:text-properties fo:color="#0000ff" fo:font-weight="bold"/>
    </style:style>
    <style:style style:name="T11" style:family="text">
      <style:text-properties fo:color="#0000ff" fo:font-style="normal" fo:font-weight="bold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00" style:font-name="Droid Sans"/>
    </style:style>
    <style:style style:name="T14" style:family="text">
      <style:text-properties fo:color="#000000" style:font-name="Droid Sans" officeooo:rsid="00074098"/>
    </style:style>
    <style:style style:name="T15" style:family="text">
      <style:text-properties fo:color="#000000" style:font-name="Droid Sans" fo:font-style="italic" officeooo:rsid="00074098" style:font-style-asian="italic" style:font-style-complex="italic"/>
    </style:style>
    <style:style style:name="T16" style:family="text">
      <style:text-properties fo:color="#000000" style:font-name="Droid Sans" officeooo:rsid="0007cf83"/>
    </style:style>
    <style:style style:name="T17" style:family="text">
      <style:text-properties officeooo:rsid="0007f2bd"/>
    </style:style>
    <style:style style:name="T18" style:family="text">
      <style:text-properties officeooo:rsid="000800e0"/>
    </style:style>
    <style:style style:name="T19" style:family="text">
      <style:text-properties fo:font-variant="normal" fo:text-transform="none" fo:color="#0000ff" fo:letter-spacing="normal" fo:font-style="normal" fo:font-weight="bold"/>
    </style:style>
    <style:style style:name="T20" style:family="text">
      <style:text-properties fo:font-variant="normal" fo:text-transform="none" fo:color="#0000ff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weight="normal"/>
    </style:style>
    <style:style style:name="T23" style:family="text">
      <style:text-properties fo:font-variant="normal" fo:text-transform="none" fo:color="#000000" fo:letter-spacing="normal" fo:font-weight="normal" officeooo:rsid="0014fb77"/>
    </style:style>
    <style:style style:name="T24" style:family="text">
      <style:text-properties fo:font-variant="normal" fo:text-transform="none" fo:color="#000000" fo:letter-spacing="normal" fo:font-weight="normal" officeooo:rsid="0015a8c4"/>
    </style:style>
    <style:style style:name="T25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color="#000000" fo:letter-spacing="normal" fo:font-style="italic" fo:font-weight="normal" officeooo:rsid="0014fb77" style:font-style-asian="italic" style:font-style-complex="italic"/>
    </style:style>
    <style:style style:name="T27" style:family="text">
      <style:text-properties officeooo:rsid="00089576"/>
    </style:style>
    <style:style style:name="T28" style:family="text">
      <style:text-properties officeooo:rsid="000a9610"/>
    </style:style>
    <style:style style:name="T29" style:family="text">
      <style:text-properties fo:color="#008000" fo:font-style="normal" fo:font-weight="normal"/>
    </style:style>
    <style:style style:name="T30" style:family="text">
      <style:text-properties officeooo:rsid="000b91bd"/>
    </style:style>
    <style:style style:name="T31" style:family="text">
      <style:text-properties officeooo:rsid="000d6c34"/>
    </style:style>
    <style:style style:name="T32" style:family="text">
      <style:text-properties officeooo:rsid="000e345d"/>
    </style:style>
    <style:style style:name="T33" style:family="text">
      <style:text-properties officeooo:rsid="000f6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utore</text:span><text:span text:style-name="T2">: Simone Cipriani, matricola 5951907, </text:span><text:a xlink:type="simple" xlink:href="mailto:sim.cipr@gmail.com" text:style-name="Internet_20_link" text:visited-style-name="Visited_20_Internet_20_Link"><text:span text:style-name="T2">sim.cipr@gmail.com</text:span></text:a><text:span text:style-name="T2">, </text:span><text:a xlink:type="simple" xlink:href="mailto:s.cipriani@aem-progetti.com" text:style-name="Internet_20_link" text:visited-style-name="Visited_20_Internet_20_Link"><text:span text:style-name="T2">s.cipriani@aem-progetti.com</text:span></text:a><text:span text:style-name="T2"> </text:span></text:p>
      <text:p text:style-name="P2"><text:span text:style-name="T1">Data di consegna</text:span>: XX/XX/XX</text:p>
      <text:p text:style-name="P2"/>
      <text:p text:style-name="P4"/>
      <text:p text:style-name="P4"/>
      <text:p text:style-name="P4"/>
      <text:p text:style-name="P4"><text:span text:style-name="T1">ESERCIZIO 1</text:span>: scheduler di processi</text:p>
      <text:p text:style-name="P5"/>
      <text:p text:style-name="P5"/>
      <text:p text:style-name="P5"><text:tab/></text:p>
      <text:p text:style-name="P5">Descrizione dell'implementazione</text:p>
      <text:p text:style-name="P5"/>
      <text:p text:style-name="P7"/>
      <text:p text:style-name="P7"><text:tab/>File globals.h</text:p>
      <text:p text:style-name="P10"/>
      <text:p text:style-name="P11"><text:span text:style-name="T4">#include </text:span><text:span text:style-name="T8">&lt;</text:span><text:span text:style-name="T6">stdlib.h</text:span><text:span text:style-name="T8">&gt;</text:span></text:p>
      <text:p text:style-name="P17"/>
      <text:p text:style-name="P33">#define LIST_INIT_LEN 5</text:p>
      <text:p text:style-name="P33">#define LIST_ENLARGE_STEP 5</text:p>
      <text:p text:style-name="P17"/>
      <text:p text:style-name="P12"><text:span text:style-name="T10">typedef</text:span> <text:span text:style-name="T10">struct</text:span> <text:span text:style-name="T9">{</text:span></text:p>
      <text:p text:style-name="P13"><text:s text:c="8"/><text:span text:style-name="T11">int</text:span><text:span text:style-name="T7"> i_id</text:span><text:span text:style-name="T12">;</text:span></text:p>
      <text:p text:style-name="P13"><text:s text:c="8"/><text:span text:style-name="T11">int</text:span><text:span text:style-name="T7"> i_priority</text:span><text:span text:style-name="T12">;</text:span></text:p>
      <text:p text:style-name="P13"><text:s text:c="8"/><text:span text:style-name="T11">char</text:span><text:span text:style-name="T7"> c_name</text:span><text:span text:style-name="T12">[</text:span><text:span text:style-name="T5">8</text:span><text:span text:style-name="T12">];</text:span></text:p>
      <text:p text:style-name="P13"><text:s text:c="8"/><text:span text:style-name="T11">int</text:span><text:span text:style-name="T7"> i_cycles</text:span><text:span text:style-name="T12">;</text:span></text:p>
      <text:p text:style-name="P12"><text:span text:style-name="T9">}</text:span> task_t<text:span text:style-name="T9">;</text:span></text:p>
      <text:p text:style-name="P17"/>
      <text:p text:style-name="P12">task_t<text:span text:style-name="T9">*</text:span> task_list<text:span text:style-name="T9">;</text:span></text:p>
      <text:p text:style-name="P12"><text:span text:style-name="T10">size_t</text:span> task_size<text:span text:style-name="T9">;</text:span></text:p>
      <text:p text:style-name="P12"><text:span text:style-name="T10">int</text:span> i_num_task<text:span text:style-name="T9">;</text:span></text:p>
      <text:p text:style-name="P17"/>
      <text:p text:style-name="P12"><text:span text:style-name="T10">int</text:span> i_assign_id<text:span text:style-name="T9">;</text:span></text:p>
      <text:p text:style-name="P17"/>
      <text:p text:style-name="P33">#define PRIORITY 1</text:p>
      <text:p text:style-name="P33">#define LJF 0</text:p>
      <text:p text:style-name="P18"><text:span text:style-name="T10">int</text:span> i_policy<text:span text:style-name="T9">;</text:span></text:p>
      <text:p text:style-name="P42"/>
      <text:p text:style-name="P34">Questo header contiene la dichiarazione delle strutture globali usate in varie parti del programma.</text:p>
      <text:p text:style-name="P34"/>
      <text:p text:style-name="P35">L'inclusione alla libreria standard di C avviene in questo file, in quanto le funzioni in essa contenute saranno utili in molti altro sorgenti.</text:p>
      <text:p text:style-name="P35"/>
      <text:p text:style-name="P42"><text:span text:style-name="T14">Il concetto di </text:span><text:span text:style-name="T15">processo</text:span><text:span text:style-name="T14"> è stato rappresentato con una struttura contente gli attributi caratteristici, mentre l'insieme dei processi attivi nel sistema è mantenuto in una lista di tasks allocata dinamicamente nello heap.</text:span></text:p>
      <text:p text:style-name="P42"/>
      <text:p text:style-name="P43"><text:span text:style-name="T14">I</text:span><text:span text:style-name="T13">n questo header vengono impartite direttive al preprocessore per quanto riguarda la policy di scheduling (rappresentata con un valore numerico intero) e </text:span><text:span text:style-name="T16">i</text:span><text:span text:style-name="T13"> valori predefiniti per la modifica della memoria allocata alla lista di processi.</text:span></text:p>
      <text:p text:style-name="P3"/>
      <text:p text:style-name="P3"/>
      <text:p text:style-name="P3"><text:soft-page-break/></text:p>
      <text:p text:style-name="P8"><text:tab/>File <text:span text:style-name="T17">cmd</text:span>.h</text:p>
      <text:p text:style-name="P8"/>
      <text:p text:style-name="P15"><text:span text:style-name="T10">int</text:span> insertTask<text:span text:style-name="T9">(</text:span><text:span text:style-name="T10">int</text:span> i_priority<text:span text:style-name="T9">,</text:span> <text:span text:style-name="T10">char</text:span> c_name<text:span text:style-name="T9">[],</text:span> <text:span text:style-name="T10">int</text:span> i_exec<text:span text:style-name="T9">);</text:span></text:p>
      <text:p text:style-name="P14"><text:span text:style-name="T10">int</text:span> execTopTask<text:span text:style-name="T9">();</text:span></text:p>
      <text:p text:style-name="P14"><text:span text:style-name="T10">int</text:span> execTask<text:span text:style-name="T9">(</text:span><text:span text:style-name="T10">int</text:span> i_id<text:span text:style-name="T9">);</text:span></text:p>
      <text:p text:style-name="P14"><text:span text:style-name="T10">int</text:span> deleteTask<text:span text:style-name="T9">(</text:span><text:span text:style-name="T10">int</text:span> i_id<text:span text:style-name="T9">);</text:span></text:p>
      <text:p text:style-name="P14"><text:span text:style-name="T10">int</text:span> alterPriority<text:span text:style-name="T9">(</text:span><text:span text:style-name="T10">int</text:span> i_id<text:span text:style-name="T9">,</text:span> <text:span text:style-name="T10">int</text:span> i_new_priority<text:span text:style-name="T9">);</text:span></text:p>
      <text:p text:style-name="P19"><text:span text:style-name="T10">int</text:span> switchSchedulingPolicy<text:span text:style-name="T9">();</text:span></text:p>
      <text:p text:style-name="P8"/>
      <text:p text:style-name="P8"><text:tab/>File <text:span text:style-name="T18">io</text:span>.h</text:p>
      <text:p text:style-name="P8"/>
      <text:p text:style-name="P15"><text:span text:style-name="T10">void</text:span> printProgHead<text:span text:style-name="T9">();</text:span></text:p>
      <text:p text:style-name="P17"><text:span text:style-name="T19">void</text:span><text:span text:style-name="T21"> printCmds</text:span><text:span text:style-name="T20">();</text:span></text:p>
      <text:p text:style-name="P17"><text:span text:style-name="T19">void</text:span><text:span text:style-name="T21"> printTaskList</text:span><text:span text:style-name="T20">();</text:span></text:p>
      <text:p text:style-name="P17"/>
      <text:p text:style-name="P18"><text:span text:style-name="T10">int</text:span> dispatchCMD<text:span text:style-name="T9">();</text:span></text:p>
      <text:p text:style-name="P8"/>
      <text:p text:style-name="P9"><text:tab/>File <text:span text:style-name="T27">list</text:span>.h</text:p>
      <text:p text:style-name="P9"/>
      <text:p text:style-name="P16"><text:span text:style-name="T10">int</text:span> initTaskList<text:span text:style-name="T9">(</text:span><text:span text:style-name="T10">int</text:span> i_len<text:span text:style-name="T9">);</text:span></text:p>
      <text:p text:style-name="P12"><text:span text:style-name="T10">int</text:span> alterListSize<text:span text:style-name="T9">(</text:span><text:span text:style-name="T10">int</text:span> i_len<text:span text:style-name="T9">);</text:span></text:p>
      <text:p text:style-name="P12"><text:span text:style-name="T10">int</text:span> releaseEmptySpace<text:span text:style-name="T9">();</text:span></text:p>
      <text:p text:style-name="P17"/>
      <text:p text:style-name="P18"><text:span text:style-name="T10">void</text:span> sortList<text:span text:style-name="T9">();</text:span></text:p>
      <text:p text:style-name="P6"/>
      <text:p text:style-name="P28">Questi tre header<text:span text:style-name="T31">s</text:span> contengono <text:span text:style-name="T28">le dichiarazioni delle funzioni implementate nei file sorgenti e usate nel corso dell'esecuzione del programm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3"><text:tab/>File <text:span text:style-name="T30">main</text:span>.<text:span text:style-name="T30">c</text:span></text:p>
      <text:p text:style-name="P6"/>
      <text:p text:style-name="P38"><text:span text:style-name="T4">#include </text:span><text:span text:style-name="T8">"</text:span><text:span text:style-name="T6">headers/globals.h</text:span><text:span text:style-name="T8">"</text:span></text:p>
      <text:p text:style-name="P12"><text:span text:style-name="T4">#include </text:span><text:span text:style-name="T8">"</text:span><text:span text:style-name="T6">headers/list.h</text:span><text:span text:style-name="T8">"</text:span></text:p>
      <text:p text:style-name="P12"><text:span text:style-name="T4">#include </text:span><text:span text:style-name="T8">"</text:span><text:span text:style-name="T6">headers/io.h</text:span><text:span text:style-name="T8">"</text:span></text:p>
      <text:p text:style-name="P17"/>
      <text:p text:style-name="P12"><text:span text:style-name="T10">int</text:span> <text:span text:style-name="T10">main</text:span><text:span text:style-name="T9">()</text:span> <text:span text:style-name="T9">{</text:span> </text:p>
      <text:p text:style-name="P17"/>
      <text:p text:style-name="P13"><text:s text:c="8"/><text:span text:style-name="T7">printProgHead</text:span><text:span text:style-name="T12">();</text:span></text:p>
      <text:p text:style-name="P17"/>
      <text:p text:style-name="P13"><text:s text:c="8"/><text:span text:style-name="T29">// init list</text:span></text:p>
      <text:p text:style-name="P13"><text:s text:c="8"/><text:span text:style-name="T11">int</text:span><text:span text:style-name="T7"> i_ret_code</text:span><text:span text:style-name="T12">;</text:span></text:p>
      <text:p text:style-name="P13"><text:s text:c="8"/><text:span text:style-name="T7">i_ret_code </text:span><text:span text:style-name="T12">=</text:span><text:span text:style-name="T7"> initTaskList</text:span><text:span text:style-name="T12">(</text:span><text:span text:style-name="T7">LIST_INIT_LEN</text:span><text:span text:style-name="T12">);</text:span><text:span text:style-name="T7"> <text:s text:c="6"/></text:span></text:p>
      <text:p text:style-name="P13"><text:s text:c="8"/><text:span text:style-name="T11">if</text:span><text:span text:style-name="T7"> </text:span><text:span text:style-name="T12">(</text:span><text:span text:style-name="T7">i_ret_code</text:span><text:span text:style-name="T12">!=</text:span><text:span text:style-name="T7">EXIT_SUCCESS</text:span><text:span text:style-name="T12">)</text:span></text:p>
      <text:p text:style-name="P13"><text:s text:c="16"/><text:span text:style-name="T11">return</text:span><text:span text:style-name="T7"> i_ret_code</text:span><text:span text:style-name="T12">;</text:span></text:p>
      <text:p text:style-name="P17"/>
      <text:p text:style-name="P13"><text:s text:c="8"/><text:span text:style-name="T29">//default policy is priority</text:span></text:p>
      <text:p text:style-name="P13"><text:s text:c="8"/><text:span text:style-name="T7">i_policy </text:span><text:span text:style-name="T12">=</text:span><text:span text:style-name="T7"> PRIORITY</text:span><text:span text:style-name="T12">;</text:span><text:span text:style-name="T7"> </text:span></text:p>
      <text:p text:style-name="P13"><text:s text:c="8"/></text:p>
      <text:p text:style-name="P13"><text:s text:c="8"/><text:span text:style-name="T29">//main program loop</text:span></text:p>
      <text:p text:style-name="P13"><text:s text:c="8"/><text:span text:style-name="T11">while</text:span><text:span text:style-name="T12">(</text:span><text:span text:style-name="T5">1</text:span><text:span text:style-name="T12">)</text:span><text:span text:style-name="T7"> </text:span><text:span text:style-name="T12">{</text:span></text:p>
      <text:p text:style-name="P13"><text:s text:c="16"/><text:span text:style-name="T7">printCmds</text:span><text:span text:style-name="T12">();</text:span></text:p>
      <text:p text:style-name="P13"><text:s text:c="16"/><text:span text:style-name="T7">i_ret_code </text:span><text:span text:style-name="T12">=</text:span><text:span text:style-name="T7"> dispatchCMD</text:span><text:span text:style-name="T12">();</text:span></text:p>
      <text:p text:style-name="P13"><text:s text:c="16"/><text:span text:style-name="T11">if</text:span><text:span text:style-name="T7"> </text:span><text:span text:style-name="T12">(</text:span><text:span text:style-name="T7">i_ret_code</text:span><text:span text:style-name="T12">!=</text:span><text:span text:style-name="T7">EXIT_SUCCESS</text:span><text:span text:style-name="T12">)</text:span></text:p>
      <text:p text:style-name="P13"><text:s text:c="24"/><text:span text:style-name="T11">return</text:span><text:span text:style-name="T7"> i_ret_code</text:span><text:span text:style-name="T12">;</text:span></text:p>
      <text:p text:style-name="P13"><text:s text:c="16"/><text:span text:style-name="T7">sortList</text:span><text:span text:style-name="T12">();</text:span></text:p>
      <text:p text:style-name="P13"><text:s text:c="16"/><text:span text:style-name="T7">printTaskList</text:span><text:span text:style-name="T12">();</text:span></text:p>
      <text:p text:style-name="P13"><text:s text:c="8"/><text:span text:style-name="T12">}</text:span></text:p>
      <text:p text:style-name="P17"/>
      <text:p text:style-name="P13"><text:s text:c="8"/><text:span text:style-name="T29">//should never reach here, but in case..</text:span></text:p>
      <text:p text:style-name="P13"><text:s text:c="8"/><text:span text:style-name="T11">return</text:span><text:span text:style-name="T7"> EXIT_FAILURE</text:span><text:span text:style-name="T12">;</text:span></text:p>
      <text:p text:style-name="P18"><text:span text:style-name="T9">};</text:span></text:p>
      <text:p text:style-name="P21"/>
      <text:p text:style-name="P24">Questo file sorgente contiene il metodo main.</text:p>
      <text:p text:style-name="P24"/>
      <text:p text:style-name="P25">Esso <text:span text:style-name="T32">comincia </text:span>stampa<text:span text:style-name="T32">ndo</text:span> nello standard output <text:span text:style-name="T32">l'intestazione del programma ed inizializza la lista dei processi chiamando delle apposite funzioni. Viene inoltre impostato un valore di default per la politica di scheduling utilizzata.</text:span></text:p>
      <text:p text:style-name="P25"/>
      <text:p text:style-name="P26">Successivamente, il metodo main si occupa di gestire il loop principale del programma, nel quale vengono eseguite in un ciclo infinito le seguenti operazioni: stampa dei comandi, esecuzione del comando inserito, ordinamento della lista di processi secondo la politica di scheduling impostata ed infine stampa dei processi immessi nel sistema.</text:p>
      <text:p text:style-name="P26"/>
      <text:p text:style-name="P27">Non è prevista uscita dal loop perché si prevede che l'utente termini il programma immettendo l'apposito comando (oppure direttamente killando il processo, come non poche volte è stato necessario fare in fase di sviluppo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32"><text:tab/>File <text:span text:style-name="T33">list</text:span>.<text:span text:style-name="T30">c</text:span></text:p>
      <text:p text:style-name="P32"/>
      <text:p text:style-name="P39"><text:span text:style-name="T4">#include </text:span><text:span text:style-name="T8">"</text:span><text:span text:style-name="T6">headers/globals.h</text:span><text:span text:style-name="T8">"</text:span></text:p>
      <text:p text:style-name="P17"/>
      <text:p text:style-name="P12"><text:span text:style-name="T10">int</text:span> initTaskList<text:span text:style-name="T9">(</text:span><text:span text:style-name="T10">int</text:span> i_len<text:span text:style-name="T9">)</text:span> </text:p>
      <text:p text:style-name="P40">{</text:p>
      <text:p text:style-name="P13"><text:s text:c="8"/><text:span text:style-name="T7">i_assign_id </text:span><text:span text:style-name="T12">=</text:span><text:span text:style-name="T7"> </text:span><text:span text:style-name="T5">1</text:span><text:span text:style-name="T12">;</text:span></text:p>
      <text:p text:style-name="P13"><text:s text:c="8"/><text:span text:style-name="T7">i_num_task </text:span><text:span text:style-name="T12">=</text:span><text:span text:style-name="T7"> </text:span><text:span text:style-name="T5">0</text:span><text:span text:style-name="T12">;</text:span></text:p>
      <text:p text:style-name="P13"><text:s text:c="8"/><text:span text:style-name="T7">task_size </text:span><text:span text:style-name="T12">=</text:span><text:span text:style-name="T7"> i_len</text:span><text:span text:style-name="T12">;</text:span></text:p>
      <text:p text:style-name="P17"/>
      <text:p text:style-name="P13"><text:s text:c="8"/><text:span text:style-name="T7">task_list </text:span><text:span text:style-name="T12">=</text:span><text:span text:style-name="T7"> </text:span><text:span text:style-name="T11">malloc</text:span><text:span text:style-name="T12">(</text:span><text:span text:style-name="T7">i_len </text:span><text:span text:style-name="T12">*</text:span><text:span text:style-name="T7"> </text:span><text:span text:style-name="T11">sizeof</text:span><text:span text:style-name="T12">(</text:span><text:span text:style-name="T7">task_t</text:span><text:span text:style-name="T12">));</text:span></text:p>
      <text:p text:style-name="P13"><text:s text:c="8"/><text:span text:style-name="T11">if</text:span><text:span text:style-name="T7"> </text:span><text:span text:style-name="T12">(</text:span><text:span text:style-name="T7">task_list</text:span><text:span text:style-name="T12">)</text:span></text:p>
      <text:p text:style-name="P13"><text:s text:c="16"/><text:span text:style-name="T11">return</text:span><text:span text:style-name="T7"> EXIT_SUCCESS</text:span><text:span text:style-name="T12">;</text:span></text:p>
      <text:p text:style-name="P13"><text:s text:c="8"/><text:span text:style-name="T11">else</text:span></text:p>
      <text:p text:style-name="P13"><text:s text:c="16"/><text:span text:style-name="T11">return</text:span><text:span text:style-name="T7"> EXIT_FAILURE</text:span><text:span text:style-name="T12">;</text:span></text:p>
      <text:p text:style-name="P40">}</text:p>
      <text:p text:style-name="P17"/>
      <text:p text:style-name="P12"><text:span text:style-name="T10">int</text:span> alterListSize<text:span text:style-name="T9">(</text:span><text:span text:style-name="T10">int</text:span> i_len<text:span text:style-name="T9">)</text:span> </text:p>
      <text:p text:style-name="P40">{</text:p>
      <text:p text:style-name="P13"><text:s text:c="8"/><text:span text:style-name="T7">task_size </text:span><text:span text:style-name="T12">+=</text:span><text:span text:style-name="T7"> i_len</text:span><text:span text:style-name="T12">;</text:span></text:p>
      <text:p text:style-name="P13"><text:s text:c="8"/><text:span text:style-name="T7">task_t</text:span><text:span text:style-name="T12">*</text:span><text:span text:style-name="T7"> realloc_task </text:span><text:span text:style-name="T12">=</text:span><text:span text:style-name="T7"> </text:span><text:span text:style-name="T11">realloc</text:span><text:span text:style-name="T12">(</text:span><text:span text:style-name="T7">task_list</text:span><text:span text:style-name="T12">,</text:span><text:span text:style-name="T7"> task_size </text:span><text:span text:style-name="T12">*</text:span><text:span text:style-name="T7"> </text:span><text:span text:style-name="T11">sizeof</text:span><text:span text:style-name="T12">(</text:span><text:span text:style-name="T7">task_t</text:span><text:span text:style-name="T12">));</text:span></text:p>
      <text:p text:style-name="P13"><text:s text:c="8"/><text:span text:style-name="T11">if</text:span><text:span text:style-name="T7"> </text:span><text:span text:style-name="T12">(</text:span><text:span text:style-name="T7">realloc_task</text:span><text:span text:style-name="T12">)</text:span><text:span text:style-name="T7"> </text:span></text:p>
      <text:p text:style-name="P13"><text:s text:c="8"/><text:span text:style-name="T12">{</text:span></text:p>
      <text:p text:style-name="P13"><text:s text:c="16"/><text:span text:style-name="T11">free</text:span><text:span text:style-name="T12">(</text:span><text:span text:style-name="T7">task_list</text:span><text:span text:style-name="T12">);</text:span></text:p>
      <text:p text:style-name="P13"><text:s text:c="16"/><text:span text:style-name="T7">task_list </text:span><text:span text:style-name="T12">=</text:span><text:span text:style-name="T7"> realloc_task</text:span><text:span text:style-name="T12">;</text:span></text:p>
      <text:p text:style-name="P13"><text:s text:c="16"/><text:span text:style-name="T11">return</text:span><text:span text:style-name="T7"> EXIT_SUCCESS</text:span><text:span text:style-name="T12">;</text:span></text:p>
      <text:p text:style-name="P13"><text:s text:c="8"/><text:span text:style-name="T12">}</text:span></text:p>
      <text:p text:style-name="P13"><text:s text:c="8"/><text:span text:style-name="T11">else</text:span><text:span text:style-name="T7"> </text:span></text:p>
      <text:p text:style-name="P13"><text:s text:c="16"/><text:span text:style-name="T11">return</text:span><text:span text:style-name="T7"> EXIT_FAILURE</text:span><text:span text:style-name="T12">;</text:span></text:p>
      <text:p text:style-name="P40">}</text:p>
      <text:p text:style-name="P17"/>
      <text:p text:style-name="P12"><text:span text:style-name="T10">int</text:span> releaseEmptySpace<text:span text:style-name="T9">()</text:span> </text:p>
      <text:p text:style-name="P40">{</text:p>
      <text:p text:style-name="P13"><text:s text:c="8"/><text:span text:style-name="T7">task_t</text:span><text:span text:style-name="T12">*</text:span><text:span text:style-name="T7"> clean_task_list </text:span><text:span text:style-name="T12">=</text:span><text:span text:style-name="T7"> </text:span><text:span text:style-name="T11">malloc</text:span><text:span text:style-name="T12">(</text:span><text:span text:style-name="T7"> </text:span><text:span text:style-name="T12">(</text:span><text:span text:style-name="T7">i_num_task </text:span><text:span text:style-name="T12">+</text:span><text:span text:style-name="T5">1</text:span><text:span text:style-name="T12">)</text:span><text:span text:style-name="T7"> </text:span><text:span text:style-name="T12">*</text:span><text:span text:style-name="T7"> </text:span><text:span text:style-name="T11">sizeof</text:span><text:span text:style-name="T12">(</text:span><text:span text:style-name="T7">task_t</text:span><text:span text:style-name="T12">));</text:span></text:p>
      <text:p text:style-name="P17"/>
      <text:p text:style-name="P13"><text:s text:c="8"/><text:span text:style-name="T11">if</text:span><text:span text:style-name="T7"> </text:span><text:span text:style-name="T12">(!</text:span><text:span text:style-name="T7">task_list</text:span><text:span text:style-name="T12">)</text:span></text:p>
      <text:p text:style-name="P13"><text:s text:c="16"/><text:span text:style-name="T11">return</text:span><text:span text:style-name="T7"> EXIT_FAILURE</text:span><text:span text:style-name="T12">;</text:span></text:p>
      <text:p text:style-name="P17"/>
      <text:p text:style-name="P13"><text:s text:c="8"/><text:span text:style-name="T11">int</text:span><text:span text:style-name="T7"> i</text:span><text:span text:style-name="T12">;</text:span></text:p>
      <text:p text:style-name="P13"><text:s text:c="8"/><text:span text:style-name="T11">for</text:span><text:span text:style-name="T7"> </text:span><text:span text:style-name="T12">(</text:span><text:span text:style-name="T7">i</text:span><text:span text:style-name="T12">=</text:span><text:span text:style-name="T5">0</text:span><text:span text:style-name="T12">;</text:span><text:span text:style-name="T7"> i</text:span><text:span text:style-name="T12">&lt;</text:span><text:span text:style-name="T7">task_size</text:span><text:span text:style-name="T12">;</text:span><text:span text:style-name="T7"> i</text:span><text:span text:style-name="T12">++)</text:span></text:p>
      <text:p text:style-name="P13"><text:s text:c="16"/><text:span text:style-name="T7">clean_task_list</text:span><text:span text:style-name="T12">[</text:span><text:span text:style-name="T7">i</text:span><text:span text:style-name="T12">]</text:span><text:span text:style-name="T7"> </text:span><text:span text:style-name="T12">=</text:span><text:span text:style-name="T7"> task_list</text:span><text:span text:style-name="T12">[</text:span><text:span text:style-name="T7">i</text:span><text:span text:style-name="T12">];</text:span></text:p>
      <text:p text:style-name="P13"><text:s text:c="8"/></text:p>
      <text:p text:style-name="P13"><text:s text:c="8"/><text:span text:style-name="T11">free</text:span><text:span text:style-name="T12">(</text:span><text:span text:style-name="T7">task_list</text:span><text:span text:style-name="T12">);</text:span></text:p>
      <text:p text:style-name="P13"><text:s text:c="8"/><text:span text:style-name="T7">task_list </text:span><text:span text:style-name="T12">=</text:span><text:span text:style-name="T7"> clean_task_list</text:span><text:span text:style-name="T12">;</text:span></text:p>
      <text:p text:style-name="P13"><text:s text:c="8"/><text:span text:style-name="T7">task_size </text:span><text:span text:style-name="T12">=</text:span><text:span text:style-name="T7"> i_num_task </text:span><text:span text:style-name="T12">+</text:span><text:span text:style-name="T7"> </text:span><text:span text:style-name="T5">1</text:span><text:span text:style-name="T12">;</text:span></text:p>
      <text:p text:style-name="P17"/>
      <text:p text:style-name="P13"><text:s text:c="8"/><text:span text:style-name="T11">return</text:span><text:span text:style-name="T7"> EXIT_SUCCESS</text:span><text:span text:style-name="T12">;</text:span></text:p>
      <text:p text:style-name="P40">}</text:p>
      <text:p text:style-name="P17"/>
      <text:p text:style-name="P12"><text:span text:style-name="T10">int</text:span> compare<text:span text:style-name="T9">(</text:span>task_t a<text:span text:style-name="T9">,</text:span> task_t b<text:span text:style-name="T9">)</text:span> </text:p>
      <text:p text:style-name="P40">{</text:p>
      <text:p text:style-name="P13"><text:s text:c="8"/><text:span text:style-name="T11">if</text:span><text:span text:style-name="T7"> </text:span><text:span text:style-name="T12">(</text:span><text:span text:style-name="T7">i_policy</text:span><text:span text:style-name="T12">==</text:span><text:span text:style-name="T7">PRIORITY</text:span><text:span text:style-name="T12">)</text:span></text:p>
      <text:p text:style-name="P13"><text:s text:c="8"/><text:span text:style-name="T12">{</text:span></text:p>
      <text:p text:style-name="P13"><text:s text:c="16"/><text:span text:style-name="T11">if</text:span><text:span text:style-name="T7"> </text:span><text:span text:style-name="T12">(</text:span><text:span text:style-name="T7">a</text:span><text:span text:style-name="T12">.</text:span><text:span text:style-name="T7">i_priority</text:span><text:span text:style-name="T12">==</text:span><text:span text:style-name="T7">b</text:span><text:span text:style-name="T12">.</text:span><text:span text:style-name="T7">i_priority</text:span><text:span text:style-name="T12">)</text:span></text:p>
      <text:p text:style-name="P13"><text:s text:c="24"/><text:span text:style-name="T11">return</text:span><text:span text:style-name="T7"> </text:span><text:span text:style-name="T12">(</text:span><text:span text:style-name="T7">a</text:span><text:span text:style-name="T12">.</text:span><text:span text:style-name="T7">i_id</text:span><text:span text:style-name="T12">&lt;</text:span><text:span text:style-name="T7">b</text:span><text:span text:style-name="T12">.</text:span><text:span text:style-name="T7">i_id</text:span><text:span text:style-name="T12">);</text:span></text:p>
      <text:p text:style-name="P13"><text:s text:c="16"/><text:span text:style-name="T11">else</text:span></text:p>
      <text:p text:style-name="P13"><text:s text:c="24"/><text:span text:style-name="T11">return</text:span><text:span text:style-name="T7"> </text:span><text:span text:style-name="T12">(</text:span><text:span text:style-name="T7">a</text:span><text:span text:style-name="T12">.</text:span><text:span text:style-name="T7">i_priority</text:span><text:span text:style-name="T12">&lt;</text:span><text:span text:style-name="T7">b</text:span><text:span text:style-name="T12">.</text:span><text:span text:style-name="T7">i_priority</text:span><text:span text:style-name="T12">);</text:span></text:p>
      <text:p text:style-name="P13"><text:soft-page-break/><text:s text:c="8"/><text:span text:style-name="T12">}</text:span></text:p>
      <text:p text:style-name="P17"/>
      <text:p text:style-name="P13"><text:s text:c="8"/><text:span text:style-name="T11">if</text:span><text:span text:style-name="T7"> </text:span><text:span text:style-name="T12">(</text:span><text:span text:style-name="T7">i_policy</text:span><text:span text:style-name="T12">==</text:span><text:span text:style-name="T7">LJF</text:span><text:span text:style-name="T12">)</text:span></text:p>
      <text:p text:style-name="P13"><text:s text:c="8"/><text:span text:style-name="T12">{</text:span></text:p>
      <text:p text:style-name="P13"><text:s text:c="16"/><text:span text:style-name="T11">if</text:span><text:span text:style-name="T7"> </text:span><text:span text:style-name="T12">(</text:span><text:span text:style-name="T7">a</text:span><text:span text:style-name="T12">.</text:span><text:span text:style-name="T7">i_cycles</text:span><text:span text:style-name="T12">==</text:span><text:span text:style-name="T7">b</text:span><text:span text:style-name="T12">.</text:span><text:span text:style-name="T7">i_cycles</text:span><text:span text:style-name="T12">)</text:span></text:p>
      <text:p text:style-name="P13"><text:s text:c="24"/><text:span text:style-name="T11">return</text:span><text:span text:style-name="T7"> </text:span><text:span text:style-name="T12">(</text:span><text:span text:style-name="T7">a</text:span><text:span text:style-name="T12">.</text:span><text:span text:style-name="T7">i_id</text:span><text:span text:style-name="T12">&lt;</text:span><text:span text:style-name="T7">b</text:span><text:span text:style-name="T12">.</text:span><text:span text:style-name="T7">i_id</text:span><text:span text:style-name="T12">);</text:span></text:p>
      <text:p text:style-name="P13"><text:s text:c="16"/><text:span text:style-name="T11">else</text:span></text:p>
      <text:p text:style-name="P13"><text:s text:c="24"/><text:span text:style-name="T11">return</text:span><text:span text:style-name="T7"> </text:span><text:span text:style-name="T12">(</text:span><text:span text:style-name="T7">a</text:span><text:span text:style-name="T12">.</text:span><text:span text:style-name="T7">i_cycles</text:span><text:span text:style-name="T12">&gt;</text:span><text:span text:style-name="T7">b</text:span><text:span text:style-name="T12">.</text:span><text:span text:style-name="T7">i_cycles</text:span><text:span text:style-name="T12">);</text:span></text:p>
      <text:p text:style-name="P13"><text:s text:c="8"/><text:span text:style-name="T12">}</text:span></text:p>
      <text:p text:style-name="P17"/>
      <text:p text:style-name="P13"><text:s text:c="8"/><text:span text:style-name="T29">//default case, should never happen</text:span></text:p>
      <text:p text:style-name="P13"><text:s text:c="8"/><text:span text:style-name="T11">return</text:span><text:span text:style-name="T7"> </text:span><text:span text:style-name="T5">0</text:span><text:span text:style-name="T12">;</text:span></text:p>
      <text:p text:style-name="P40">}</text:p>
      <text:p text:style-name="P17"/>
      <text:p text:style-name="P41">//bubble sort, terrible in performances but easy to implement</text:p>
      <text:p text:style-name="P12"><text:span text:style-name="T10">void</text:span> sortList<text:span text:style-name="T9">()</text:span> </text:p>
      <text:p text:style-name="P40">{</text:p>
      <text:p text:style-name="P13"><text:s text:c="8"/><text:span text:style-name="T11">int</text:span><text:span text:style-name="T7"> i</text:span><text:span text:style-name="T12">,</text:span><text:span text:style-name="T7">k</text:span><text:span text:style-name="T12">;</text:span></text:p>
      <text:p text:style-name="P13"><text:s text:c="8"/><text:span text:style-name="T7">task_t temp</text:span><text:span text:style-name="T12">;</text:span></text:p>
      <text:p text:style-name="P13"><text:s text:c="8"/><text:span text:style-name="T11">for</text:span><text:span text:style-name="T12">(</text:span><text:span text:style-name="T7">i </text:span><text:span text:style-name="T12">=</text:span><text:span text:style-name="T7"> </text:span><text:span text:style-name="T5">0</text:span><text:span text:style-name="T12">;</text:span><text:span text:style-name="T7"> i</text:span><text:span text:style-name="T12">&lt;</text:span><text:span text:style-name="T7">i_num_task</text:span><text:span text:style-name="T12">-</text:span><text:span text:style-name="T5">1</text:span><text:span text:style-name="T12">;</text:span><text:span text:style-name="T7"> i</text:span><text:span text:style-name="T12">++)</text:span><text:span text:style-name="T7"> </text:span></text:p>
      <text:p text:style-name="P13"><text:s text:c="8"/><text:span text:style-name="T12">{</text:span></text:p>
      <text:p text:style-name="P13"><text:s text:c="16"/><text:span text:style-name="T11">for</text:span><text:span text:style-name="T12">(</text:span><text:span text:style-name="T7">k </text:span><text:span text:style-name="T12">=</text:span><text:span text:style-name="T7"> </text:span><text:span text:style-name="T5">0</text:span><text:span text:style-name="T12">;</text:span><text:span text:style-name="T7"> k</text:span><text:span text:style-name="T12">&lt;</text:span><text:span text:style-name="T7">i_num_task</text:span><text:span text:style-name="T12">-</text:span><text:span text:style-name="T5">1</text:span><text:span text:style-name="T12">-</text:span><text:span text:style-name="T7">i</text:span><text:span text:style-name="T12">;</text:span><text:span text:style-name="T7"> k</text:span><text:span text:style-name="T12">++)</text:span><text:span text:style-name="T7"> </text:span></text:p>
      <text:p text:style-name="P13"><text:s text:c="16"/><text:span text:style-name="T12">{</text:span></text:p>
      <text:p text:style-name="P13"><text:s text:c="24"/><text:span text:style-name="T11">if</text:span><text:span text:style-name="T7"> </text:span><text:span text:style-name="T12">(</text:span><text:span text:style-name="T7">compare</text:span><text:span text:style-name="T12">(</text:span><text:span text:style-name="T7">task_list</text:span><text:span text:style-name="T12">[</text:span><text:span text:style-name="T7">k</text:span><text:span text:style-name="T12">],</text:span><text:span text:style-name="T7">task_list</text:span><text:span text:style-name="T12">[</text:span><text:span text:style-name="T7">k</text:span><text:span text:style-name="T12">+</text:span><text:span text:style-name="T5">1</text:span><text:span text:style-name="T12">]))</text:span></text:p>
      <text:p text:style-name="P13"><text:s text:c="24"/><text:span text:style-name="T12">{</text:span></text:p>
      <text:p text:style-name="P13"><text:s text:c="32"/><text:span text:style-name="T7">temp </text:span><text:span text:style-name="T12">=</text:span><text:span text:style-name="T7"> task_list</text:span><text:span text:style-name="T12">[</text:span><text:span text:style-name="T7">k</text:span><text:span text:style-name="T12">];</text:span></text:p>
      <text:p text:style-name="P13"><text:s text:c="32"/><text:span text:style-name="T7">task_list</text:span><text:span text:style-name="T12">[</text:span><text:span text:style-name="T7">k</text:span><text:span text:style-name="T12">]</text:span><text:span text:style-name="T7"> </text:span><text:span text:style-name="T12">=</text:span><text:span text:style-name="T7"> task_list</text:span><text:span text:style-name="T12">[</text:span><text:span text:style-name="T7">k</text:span><text:span text:style-name="T12">+</text:span><text:span text:style-name="T5">1</text:span><text:span text:style-name="T12">];</text:span></text:p>
      <text:p text:style-name="P13"><text:s text:c="32"/><text:span text:style-name="T7">task_list</text:span><text:span text:style-name="T12">[</text:span><text:span text:style-name="T7">k</text:span><text:span text:style-name="T12">+</text:span><text:span text:style-name="T5">1</text:span><text:span text:style-name="T12">]</text:span><text:span text:style-name="T7"> </text:span><text:span text:style-name="T12">=</text:span><text:span text:style-name="T7"> temp</text:span><text:span text:style-name="T12">;</text:span></text:p>
      <text:p text:style-name="P13"><text:s text:c="24"/><text:span text:style-name="T12">}</text:span></text:p>
      <text:p text:style-name="P13"><text:s text:c="16"/><text:span text:style-name="T12">}</text:span></text:p>
      <text:p text:style-name="P13"><text:s text:c="8"/><text:span text:style-name="T12">}</text:span></text:p>
      <text:p text:style-name="P46">}</text:p>
      <text:p text:style-name="P22"/>
      <text:p text:style-name="P29">In questo modulo del programma sono definite le implementazioni delle funzioni che si occupano di gestire la lista di processi immessi. </text:p>
      <text:p text:style-name="P29"/>
      <text:p text:style-name="P30">La funzione <text:span text:style-name="T25">initTaskList</text:span><text:span text:style-name="T22"> <text:s/>si occupa di allocare memoria sufficiente a contenere una lista di processi cntenente un determinato numero di elementi (fornito alla funzione come parametro) utilizzando la funzione di libreria standard </text:span><text:span text:style-name="T25">malloc.</text:span></text:p>
      <text:p text:style-name="P30"/>
      <text:p text:style-name="P30"><text:span text:style-name="T22">La funzione </text:span><text:span text:style-name="T25">alterListSize</text:span><text:span text:style-name="T22"> </text:span><text:span text:style-name="T23">invece viene invocata qualora la memoria allocata per la lista dei processi non dovesse più essere sufficiente. Essa usa la funzione di libreria standard </text:span><text:span text:style-name="T26">realloc</text:span><text:span text:style-name="T23"> per </text:span><text:span text:style-name="T24">riallocare la lista in una nuova area di memoria.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Cipriani</meta:initial-creator>
    <meta:creation-date>2017-06-01T11:32:35.915450893</meta:creation-date>
    <meta:generator>LibreOffice/4.3.3.2$Linux_X86_64 LibreOffice_project/430m0$Build-2</meta:generator>
    <dc:date>2017-06-01T14:50:50.331024764</dc:date>
    <dc:creator>Simone Cipriani</dc:creator>
    <meta:editing-duration>PT1H34M24S</meta:editing-duration>
    <meta:editing-cycles>20</meta:editing-cycles>
    <meta:document-statistic meta:table-count="0" meta:image-count="0" meta:object-count="0" meta:page-count="5" meta:paragraph-count="154" meta:word-count="673" meta:character-count="6007" meta:non-whitespace-character-count="4425"/>
  </office:meta>
</office:document-meta>
</file>